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fo:font-size="28pt" style:text-underline-style="solid" style:text-underline-width="auto" style:text-underline-color="font-color" style:font-size-asian="28pt" style:font-size-complex="28pt"/>
    </style:style>
    <style:style style:name="P4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3" style:family="text">
      <style:text-properties style:font-name="Segoe UI Semibold" fo:font-size="36pt" style:text-underline-style="none" style:font-size-asian="36pt" style:font-size-complex="36pt"/>
    </style:style>
    <style:style style:name="T4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3cm" svg:height="4.753cm" svg:x="1.778cm" svg:y="0.581cm">
          <draw:text-box>
            <text:p text:style-name="P1"><text:span text:style-name="T1">PAX DOMINI</text:span></text:p>
            <text:p text:style-name="P2"><text:span text:style-name="T2">P: The peace of the Lord be with you always.</text:span></text:p>
            <text:p text:style-name="P2"><text:span text:style-name="T3">C: </text:span><text:span text:style-name="T4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4:58:09.395000000</meta:creation-date>
    <dc:title>1030 Wt. Intro</dc:title>
    <meta:editing-duration>PT35M55S</meta:editing-duration>
    <meta:editing-cycles>49</meta:editing-cycles>
    <meta:generator>LibreOffice/6.1.3.2$Windows_X86_64 LibreOffice_project/86daf60bf00efa86ad547e59e09d6bb77c699acb</meta:generator>
    <dc:date>2019-02-06T14:42:15.508000000</dc:date>
    <meta:document-statistic meta:object-count="47"/>
  </office:meta>
</office:document-meta>
</file>